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table:align="margins"/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5729in"/>
    </style:style>
    <style:style style:name="Tabela1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6389in"/>
    </style:style>
    <style:style style:name="Tabela1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8" style:family="table">
      <style:table-properties style:width="11.3708in" table:align="margins"/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table:align="margins"/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" style:family="table">
      <style:table-properties style:width="11.3708in" table:align="margins"/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0.8444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table:align="margins"/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6" style:family="table">
      <style:table-properties style:width="11.3708in" table:align="margins"/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3542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531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8in" style:rel-column-width="10730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4958in" style:rel-column-width="20146*"/>
    </style:style>
    <style:style style:name="Tabela17.F" style:family="table-column">
      <style:table-column-properties style:column-width="1.5917in" style:rel-column-width="9172*"/>
    </style:style>
    <style:style style:name="Tabela17.G" style:family="table-column">
      <style:table-column-properties style:column-width="1.5431in" style:rel-column-width="8895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3" style:family="paragraph" style:parent-style-name="Standard">
      <style:text-properties officeooo:paragraph-rsid="0008cb55"/>
    </style:style>
    <style:style style:name="P104" style:family="paragraph" style:parent-style-name="Standard">
      <style:text-properties officeooo:paragraph-rsid="000a9502"/>
    </style:style>
    <style:style style:name="P105" style:family="paragraph" style:parent-style-name="Standard">
      <style:text-properties officeooo:paragraph-rsid="000e60f6"/>
    </style:style>
    <style:style style:name="P106" style:family="paragraph" style:parent-style-name="Standard" style:master-page-name="">
      <style:paragraph-properties style:page-number="auto"/>
      <style:text-properties officeooo:paragraph-rsid="000f7924"/>
    </style:style>
    <style:style style:name="P107" style:family="paragraph" style:parent-style-name="Standard">
      <style:text-properties officeooo:paragraph-rsid="000f7924"/>
    </style:style>
    <style:style style:name="P108" style:family="paragraph" style:parent-style-name="Standard">
      <style:text-properties officeooo:paragraph-rsid="00163070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10" style:family="paragraph" style:parent-style-name="Standard">
      <style:text-properties officeooo:paragraph-rsid="000196b0"/>
    </style:style>
    <style:style style:name="P111" style:family="paragraph" style:parent-style-name="Standard">
      <style:text-properties officeooo:paragraph-rsid="00248063"/>
    </style:style>
    <style:style style:name="P112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1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1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6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0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0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0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96">id</text:p>
          </table:table-cell>
          <table:table-cell table:style-name="Tabela11.A3" office:value-type="string">
            <text:p text:style-name="P70">INT</text:p>
          </table:table-cell>
          <table:table-cell table:style-name="Tabela11.A3" office:value-type="string">
            <text:p text:style-name="P70">4</text:p>
          </table:table-cell>
          <table:table-cell table:style-name="Tabela11.A3" office:value-type="string">
            <text:p text:style-name="P70">PK, NOT NULL</text:p>
          </table:table-cell>
          <table:table-cell table:style-name="Tabela11.A3" office:value-type="string">
            <text:p text:style-name="P69">Chave primária da tabela.</text:p>
          </table:table-cell>
          <table:table-cell table:style-name="Tabela11.F3" office:value-type="string">
            <text:p text:style-name="P70">AUTO_INCREMENT</text:p>
          </table:table-cell>
          <table:table-cell table:style-name="Tabela11.A3" office:value-type="string">
            <text:p text:style-name="P26">-</text:p>
          </table:table-cell>
        </table:table-row>
        <table:table-row table:style-name="Tabela11.3">
          <table:table-cell table:style-name="Tabela11.A4" office:value-type="string">
            <text:p text:style-name="P69">nome</text:p>
          </table:table-cell>
          <table:table-cell table:style-name="Tabela11.A4" office:value-type="string">
            <text:p text:style-name="P97">VARCHAR</text:p>
          </table:table-cell>
          <table:table-cell table:style-name="Tabela11.A4" office:value-type="string">
            <text:p text:style-name="P97">64</text:p>
          </table:table-cell>
          <table:table-cell table:style-name="Tabela11.A4" office:value-type="string">
            <text:p text:style-name="P97">NOT NULL</text:p>
          </table:table-cell>
          <table:table-cell table:style-name="Tabela11.A4" office:value-type="string">
            <text:p text:style-name="P96">Nome do funcionário.</text:p>
          </table:table-cell>
          <table:table-cell table:style-name="Tabela11.F4" office:value-type="string">
            <text:p text:style-name="P43">-</text:p>
          </table:table-cell>
          <table:table-cell table:style-name="Tabela11.A4" office:value-type="string">
            <text:p text:style-name="P35">-</text:p>
          </table:table-cell>
        </table:table-row>
        <table:table-row table:style-name="Tabela11.3">
          <table:table-cell table:style-name="Tabela11.A3" office:value-type="string">
            <text:p text:style-name="P69">telefone</text:p>
          </table:table-cell>
          <table:table-cell table:style-name="Tabela11.A3" office:value-type="string">
            <text:p text:style-name="P97">CHAR</text:p>
          </table:table-cell>
          <table:table-cell table:style-name="Tabela11.A3" office:value-type="string">
            <text:p text:style-name="P97">15</text:p>
          </table:table-cell>
          <table:table-cell table:style-name="Tabela11.A3" office:value-type="string">
            <text:p text:style-name="P97">NOT NULL</text:p>
          </table:table-cell>
          <table:table-cell table:style-name="Tabela11.A3" office:value-type="string">
            <text:p text:style-name="P96">Número de contato do funcionário</text:p>
          </table:table-cell>
          <table:table-cell table:style-name="Tabela11.F3" office:value-type="string">
            <text:p text:style-name="P26">-</text:p>
          </table:table-cell>
          <table:table-cell table:style-name="Tabela11.A3" office:value-type="string">
            <text:p text:style-name="P97">"(27) 99980-1234" || "(27) 3340-1234"</text:p>
          </table:table-cell>
        </table:table-row>
      </table:table>
      <text:p text:style-name="P10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6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0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0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0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69"><text:span text:style-name="T18">id</text:span>_funcionario</text:p>
          </table:table-cell>
          <table:table-cell table:style-name="Tabela12.A3" office:value-type="string">
            <text:p text:style-name="P70">INT</text:p>
          </table:table-cell>
          <table:table-cell table:style-name="Tabela12.A3" office:value-type="string">
            <text:p text:style-name="P70">4</text:p>
          </table:table-cell>
          <table:table-cell table:style-name="Tabela12.A3" office:value-type="string">
            <text:p text:style-name="P70">PK, FK, NOT NULL</text:p>
          </table:table-cell>
          <table:table-cell table:style-name="Tabela12.A3" office:value-type="string">
            <text:p text:style-name="P69">Chave estrangeira do funcionário: funcionario(id)</text:p>
          </table:table-cell>
          <table:table-cell table:style-name="Tabela12.F3" office:value-type="string">
            <text:p text:style-name="P70">-</text:p>
          </table:table-cell>
          <table:table-cell table:style-name="Tabela12.A3" office:value-type="string">
            <text:p text:style-name="P26">-</text:p>
          </table:table-cell>
        </table:table-row>
        <table:table-row table:style-name="Tabela12.4">
          <table:table-cell table:style-name="Tabela12.A4" office:value-type="string">
            <text:p text:style-name="P69">id_servico_oferecido</text:p>
          </table:table-cell>
          <table:table-cell table:style-name="Tabela12.A4" office:value-type="string">
            <text:p text:style-name="P97">INT</text:p>
          </table:table-cell>
          <table:table-cell table:style-name="Tabela12.A4" office:value-type="string">
            <text:p text:style-name="P97">4</text:p>
          </table:table-cell>
          <table:table-cell table:style-name="Tabela12.A4" office:value-type="string">
            <text:p text:style-name="P97">PK, FK, NOT NULL</text:p>
          </table:table-cell>
          <table:table-cell table:style-name="Tabela12.A4" office:value-type="string">
            <text:p text:style-name="P96">Serviço exercido pelo funcionário: servico_oferecido(id)</text:p>
          </table:table-cell>
          <table:table-cell table:style-name="Tabela12.F4" office:value-type="string">
            <text:p text:style-name="P97">-</text:p>
          </table:table-cell>
          <table:table-cell table:style-name="Tabela12.A4" office:value-type="string">
            <text:p text:style-name="P35">-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ext:soft-page-break/>
        <table:table-row table:style-name="Tabela13.1">
          <table:table-cell table:style-name="Tabela13.A1" table:number-columns-spanned="7" office:value-type="string">
            <text:p text:style-name="P16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0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0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0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69"><text:span text:style-name="T18">id</text:span>_funcionario</text:p>
          </table:table-cell>
          <table:table-cell table:style-name="Tabela13.A3" office:value-type="string">
            <text:p text:style-name="P70">INT</text:p>
          </table:table-cell>
          <table:table-cell table:style-name="Tabela13.A3" office:value-type="string">
            <text:p text:style-name="P70">4</text:p>
          </table:table-cell>
          <table:table-cell table:style-name="Tabela13.A3" office:value-type="string">
            <text:p text:style-name="P70">PK, FK, NOT NULL</text:p>
          </table:table-cell>
          <table:table-cell table:style-name="Tabela13.A3" office:value-type="string">
            <text:p text:style-name="P69">Chave estrangeira do funcionário: funcionario(id)</text:p>
          </table:table-cell>
          <table:table-cell table:style-name="Tabela13.F3" office:value-type="string">
            <text:p text:style-name="P70">-</text:p>
          </table:table-cell>
          <table:table-cell table:style-name="Tabela13.A3" office:value-type="string">
            <text:p text:style-name="P26">-</text:p>
          </table:table-cell>
        </table:table-row>
        <table:table-row table:style-name="Tabela13.4">
          <table:table-cell table:style-name="Tabela13.A4" office:value-type="string">
            <text:p text:style-name="P69">data</text:p>
          </table:table-cell>
          <table:table-cell table:style-name="Tabela13.A4" office:value-type="string">
            <text:p text:style-name="P97">DAT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Data da reserva do funcionário, relacionado aos horários especificados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35">-</text:p>
          </table:table-cell>
        </table:table-row>
        <table:table-row table:style-name="Tabela13.5">
          <table:table-cell table:style-name="Tabela13.A3" office:value-type="string">
            <text:p text:style-name="P69">hora_inicio</text:p>
          </table:table-cell>
          <table:table-cell table:style-name="Tabela13.A3" office:value-type="string">
            <text:p text:style-name="P97">TIME</text:p>
          </table:table-cell>
          <table:table-cell table:style-name="Tabela13.A3" office:value-type="string">
            <text:p text:style-name="P97">-</text:p>
          </table:table-cell>
          <table:table-cell table:style-name="Tabela13.A3" office:value-type="string">
            <text:p text:style-name="P97">NOT NULL</text:p>
          </table:table-cell>
          <table:table-cell table:style-name="Tabela13.A3" office:value-type="string">
            <text:p text:style-name="P96">Horário do início da reserva do funcionário.</text:p>
          </table:table-cell>
          <table:table-cell table:style-name="Tabela13.F3" office:value-type="string">
            <text:p text:style-name="P97">-</text:p>
          </table:table-cell>
          <table:table-cell table:style-name="Tabela13.A3" office:value-type="string">
            <text:p text:style-name="P97">-</text:p>
          </table:table-cell>
        </table:table-row>
        <table:table-row table:style-name="Tabela13.5">
          <table:table-cell table:style-name="Tabela13.A4" office:value-type="string">
            <text:p text:style-name="P69">hora_fim</text:p>
          </table:table-cell>
          <table:table-cell table:style-name="Tabela13.A4" office:value-type="string">
            <text:p text:style-name="P97">TIM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Horário do fim da reserva do funcionário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97">-</text:p>
          </table:table-cell>
        </table:table-row>
      </table:table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22">SERVICO_OF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14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14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14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15">id<text:span text:style-name="T2"/></text:p>
          </table:table-cell>
          <table:table-cell table:style-name="Table2.A3" office:value-type="string">
            <text:p text:style-name="P29">INT<text:span text:style-name="T2"/></text:p>
          </table:table-cell>
          <table:table-cell table:style-name="Table2.A3" office:value-type="string">
            <text:p text:style-name="P29">4<text:span text:style-name="T2"/></text:p>
          </table:table-cell>
          <table:table-cell table:style-name="Table2.A3" office:value-type="string">
            <text:p text:style-name="P29">PK, NOT NULL<text:span text:style-name="T2"/></text:p>
          </table:table-cell>
          <table:table-cell table:style-name="Table2.A3" office:value-type="string">
            <text:p text:style-name="P117">Chave primária da tabela.<text:span text:style-name="T2"/></text:p>
          </table:table-cell>
          <table:table-cell table:style-name="Table2.F3" office:value-type="string">
            <text:p text:style-name="P37">AUTO_INCREMENT<text:span text:style-name="T2"/></text:p>
          </table:table-cell>
          <table:table-cell table:style-name="Table2.A3" office:value-type="string">
            <text:p text:style-name="P29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2">nome</text:p>
          </table:table-cell>
          <table:table-cell table:style-name="Table2.A4" office:value-type="string">
            <text:p text:style-name="P47">VARCHAR</text:p>
          </table:table-cell>
          <table:table-cell table:style-name="Table2.A4" office:value-type="string">
            <text:p text:style-name="P47">64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Nome do serviço oferecido.</text:p>
          </table:table-cell>
          <table:table-cell table:style-name="Table2.F4" office:value-type="string">
            <text:p text:style-name="P45">-</text:p>
          </table:table-cell>
          <table:table-cell table:style-name="Table2.A4" office:value-type="string">
            <text:p text:style-name="P37">-</text:p>
          </table:table-cell>
        </table:table-row>
        <table:table-row table:style-name="Table2.5">
          <table:table-cell table:style-name="Table2.A3" office:value-type="string">
            <text:p text:style-name="P102">preco</text:p>
          </table:table-cell>
          <table:table-cell table:style-name="Table2.A3" office:value-type="string">
            <text:p text:style-name="P47">DECIMAL</text:p>
          </table:table-cell>
          <table:table-cell table:style-name="Table2.A3" office:value-type="string">
            <text:p text:style-name="P47">(8,2)</text:p>
          </table:table-cell>
          <table:table-cell table:style-name="Table2.A3" office:value-type="string">
            <text:p text:style-name="P47">NOT NULL</text:p>
          </table:table-cell>
          <table:table-cell table:style-name="Table2.A3" office:value-type="string">
            <text:p text:style-name="P50">Preço do serviço oferecido, de acordo com o tipo do preço.</text:p>
          </table:table-cell>
          <table:table-cell table:style-name="Table2.F3" office:value-type="string">
            <text:p text:style-name="P47">0</text:p>
          </table:table-cell>
          <table:table-cell table:style-name="Table2.A3" office:value-type="string">
            <text:p text:style-name="P47">-</text:p>
          </table:table-cell>
        </table:table-row>
        <table:table-row table:style-name="Table2.3">
          <table:table-cell table:style-name="Table2.A4" office:value-type="string">
            <text:p text:style-name="P102">tipo_preco</text:p>
          </table:table-cell>
          <table:table-cell table:style-name="Table2.A4" office:value-type="string">
            <text:p text:style-name="P47">ENUM</text:p>
          </table:table-cell>
          <table:table-cell table:style-name="Table2.A4" office:value-type="string">
            <text:p text:style-name="P29">-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Forma de cobrança do preço do serviço.</text:p>
          </table:table-cell>
          <table:table-cell table:style-name="Table2.F4" office:value-type="string">
            <text:p text:style-name="P45">“<text:span text:style-name="T6">pet”</text:span></text:p>
          </table:table-cell>
          <table:table-cell table:style-name="Table2.A4" office:value-type="string">
            <text:p text:style-name="P29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2"><text:span text:style-name="T6">id_</text:span>categoria</text:p>
          </table:table-cell>
          <table:table-cell table:style-name="Table2.A3" office:value-type="string">
            <text:p text:style-name="P47">INT</text:p>
          </table:table-cell>
          <table:table-cell table:style-name="Table2.A3" office:value-type="string">
            <text:p text:style-name="P29">-</text:p>
          </table:table-cell>
          <table:table-cell table:style-name="Table2.A3" office:value-type="string">
            <text:p text:style-name="P47">FK, NOT NULL</text:p>
          </table:table-cell>
          <table:table-cell table:style-name="Table2.A3" office:value-type="string">
            <text:p text:style-name="P50">Chave estrangeira que representa a categoria do serviço: categoria_servico(id)</text:p>
          </table:table-cell>
          <table:table-cell table:style-name="Table2.F3" office:value-type="string">
            <text:p text:style-name="P47">-</text:p>
          </table:table-cell>
          <table:table-cell table:style-name="Table2.A3" office:value-type="string">
            <text:p text:style-name="P29">-</text:p>
          </table:table-cell>
        </table:table-row>
        <table:table-row table:style-name="Table2.3">
          <table:table-cell table:style-name="Table2.A8" office:value-type="string">
            <text:p text:style-name="P102">descricao</text:p>
          </table:table-cell>
          <table:table-cell table:style-name="Table2.A8" office:value-type="string">
            <text:p text:style-name="P47">TEXT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50">Descrição do serviço oferecido.</text:p>
          </table:table-cell>
          <table:table-cell table:style-name="Table2.F8" office:value-type="string">
            <text:p text:style-name="P45">-</text:p>
          </table:table-cell>
          <table:table-cell table:style-name="Table2.A8" office:value-type="string">
            <text:p text:style-name="P29">-</text:p>
          </table:table-cell>
        </table:table-row>
        <table:table-row table:style-name="Table2.9">
          <table:table-cell table:style-name="Table2.A9" office:value-type="string">
            <text:p text:style-name="P102">foto</text:p>
          </table:table-cell>
          <table:table-cell table:style-name="Table2.A9" office:value-type="string">
            <text:p text:style-name="P47">TEXT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50">Caminho da foto associada ao serviço no servidor de arquivos.</text:p>
          </table:table-cell>
          <table:table-cell table:style-name="Table2.F9" office:value-type="string">
            <text:p text:style-name="P45">-</text:p>
          </table:table-cell>
          <table:table-cell table:style-name="Table2.A9" office:value-type="string">
            <text:p text:style-name="P29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6">restricao_participante</text:p>
          </table:table-cell>
          <table:table-cell table:style-name="Table2.A10" office:value-type="string">
            <text:p text:style-name="P55">ENUM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56">Restrição de participantes do serviço oferecido.</text:p>
          </table:table-cell>
          <table:table-cell table:style-name="Table2.F10" office:value-type="string">
            <text:p text:style-name="P45">“<text:span text:style-name="T8">coletivo”</text:span></text:p>
          </table:table-cell>
          <table:table-cell table:style-name="Table2.A10" office:value-type="string">
            <text:p text:style-name="P29">“<text:span text:style-name="T8">individual” || “coletivo”</text:span>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2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7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7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7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0">id</text:p>
          </table:table-cell>
          <table:table-cell table:style-name="Tabela1.A3" office:value-type="string">
            <text:p text:style-name="P23">INT</text:p>
          </table:table-cell>
          <table:table-cell table:style-name="Tabela1.A3" office:value-type="string">
            <text:p text:style-name="P23">4</text:p>
          </table:table-cell>
          <table:table-cell table:style-name="Tabela1.A3" office:value-type="string">
            <text:p text:style-name="P23">PK, NOT NULL</text:p>
          </table:table-cell>
          <table:table-cell table:style-name="Tabela1.A3" office:value-type="string">
            <text:p text:style-name="P38">Chave primária da tabela.</text:p>
          </table:table-cell>
          <table:table-cell table:style-name="Tabela1.F3" office:value-type="string">
            <text:p text:style-name="P32">AUTO_INCREMENT</text:p>
          </table:table-cell>
          <table:table-cell table:style-name="Tabela1.A3" office:value-type="string">
            <text:p text:style-name="P23">-</text:p>
          </table:table-cell>
        </table:table-row>
        <table:table-row table:style-name="Tabela1.3">
          <table:table-cell table:style-name="Tabela1.A4" office:value-type="string">
            <text:p text:style-name="P48">nome</text:p>
          </table:table-cell>
          <table:table-cell table:style-name="Tabela1.A4" office:value-type="string">
            <text:p text:style-name="P46">VARCHAR</text:p>
          </table:table-cell>
          <table:table-cell table:style-name="Tabela1.A4" office:value-type="string">
            <text:p text:style-name="P46">24</text:p>
          </table:table-cell>
          <table:table-cell table:style-name="Tabela1.A4" office:value-type="string">
            <text:p text:style-name="P46">NOT NULL</text:p>
          </table:table-cell>
          <table:table-cell table:style-name="Tabela1.A4" office:value-type="string">
            <text:p text:style-name="P48">Nome da categoria do serviço.</text:p>
          </table:table-cell>
          <table:table-cell table:style-name="Tabela1.F4" office:value-type="string">
            <text:p text:style-name="P40">-</text:p>
          </table:table-cell>
          <table:table-cell table:style-name="Tabela1.A4" office:value-type="string">
            <text:p text:style-name="P32">-</text:p>
          </table:table-cell>
        </table:table-row>
      </table:table>
      <text:p text:style-name="P10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3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7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7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7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0">id<text:span text:style-name="T7">_servico_oferecido</text:span></text:p>
          </table:table-cell>
          <table:table-cell table:style-name="Tabela2.A3" office:value-type="string">
            <text:p text:style-name="P23">INT</text:p>
          </table:table-cell>
          <table:table-cell table:style-name="Tabela2.A3" office:value-type="string">
            <text:p text:style-name="P23">4</text:p>
          </table:table-cell>
          <table:table-cell table:style-name="Tabela2.A3" office:value-type="string">
            <text:p text:style-name="P23">PK, <text:span text:style-name="T7">FK, </text:span>NOT NULL</text:p>
          </table:table-cell>
          <table:table-cell table:style-name="Tabela2.A3" office:value-type="string">
            <text:p text:style-name="P49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2">-</text:p>
          </table:table-cell>
          <table:table-cell table:style-name="Tabela2.A3" office:value-type="string">
            <text:p text:style-name="P23">-</text:p>
          </table:table-cell>
        </table:table-row>
        <table:table-row table:style-name="Tabela2.4">
          <table:table-cell table:style-name="Tabela2.A4" office:value-type="string">
            <text:p text:style-name="P51">id_especie</text:p>
          </table:table-cell>
          <table:table-cell table:style-name="Tabela2.A4" office:value-type="string">
            <text:p text:style-name="P52">INT</text:p>
          </table:table-cell>
          <table:table-cell table:style-name="Tabela2.A4" office:value-type="string">
            <text:p text:style-name="P52">4</text:p>
          </table:table-cell>
          <table:table-cell table:style-name="Tabela2.A4" office:value-type="string">
            <text:p text:style-name="P52"><text:span text:style-name="T20">PK, </text:span>FK, NOT NULL</text:p>
          </table:table-cell>
          <table:table-cell table:style-name="Tabela2.A4" office:value-type="string">
            <text:p text:style-name="P51">Identifica a espécie para restrição do serviço oferecido.</text:p>
          </table:table-cell>
          <table:table-cell table:style-name="Tabela2.F4" office:value-type="string">
            <text:p text:style-name="P40">-</text:p>
          </table:table-cell>
          <table:table-cell table:style-name="Tabela2.A4" office:value-type="string">
            <text:p text:style-name="P32">-</text:p>
          </table:table-cell>
        </table:table-row>
      </table:table>
      <text:p text:style-name="P10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4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8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8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8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1">id</text:p>
          </table:table-cell>
          <table:table-cell table:style-name="Tabela4.A3" office:value-type="string">
            <text:p text:style-name="P24">INT</text:p>
          </table:table-cell>
          <table:table-cell table:style-name="Tabela4.A3" office:value-type="string">
            <text:p text:style-name="P24">4</text:p>
          </table:table-cell>
          <table:table-cell table:style-name="Tabela4.A3" office:value-type="string">
            <text:p text:style-name="P24">PK, NOT NULL</text:p>
          </table:table-cell>
          <table:table-cell table:style-name="Tabela4.A3" office:value-type="string">
            <text:p text:style-name="P39">Chave primária da tabela.</text:p>
          </table:table-cell>
          <table:table-cell table:style-name="Tabela4.F3" office:value-type="string">
            <text:p text:style-name="P33">AUTO_INCREMENT</text:p>
          </table:table-cell>
          <table:table-cell table:style-name="Tabela4.A3" office:value-type="string">
            <text:p text:style-name="P24">-</text:p>
          </table:table-cell>
        </table:table-row>
        <table:table-row table:style-name="Tabela4.3">
          <table:table-cell table:style-name="Tabela4.A4" office:value-type="string">
            <text:p text:style-name="P53">nome</text:p>
          </table:table-cell>
          <table:table-cell table:style-name="Tabela4.A4" office:value-type="string">
            <text:p text:style-name="P54">VARCHAR</text:p>
          </table:table-cell>
          <table:table-cell table:style-name="Tabela4.A4" office:value-type="string">
            <text:p text:style-name="P54">64</text:p>
          </table:table-cell>
          <table:table-cell table:style-name="Tabela4.A4" office:value-type="string">
            <text:p text:style-name="P54">NOT NULL</text:p>
          </table:table-cell>
          <table:table-cell table:style-name="Tabela4.A4" office:value-type="string">
            <text:p text:style-name="P53">Nome popular da espécie</text:p>
          </table:table-cell>
          <table:table-cell table:style-name="Tabela4.F4" office:value-type="string">
            <text:p text:style-name="P41">-</text:p>
          </table:table-cell>
          <table:table-cell table:style-name="Tabela4.A4" office:value-type="string">
            <text:p text:style-name="P33">-</text:p>
          </table:table-cell>
        </table:table-row>
      </table:table>
      <text:p text:style-name="P104"/>
      <text:p text:style-name="P104"/>
      <text:p text:style-name="P104"/>
      <text:p text:style-name="P10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4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8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8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8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1">id</text:p>
          </table:table-cell>
          <table:table-cell table:style-name="Tabela5.A3" office:value-type="string">
            <text:p text:style-name="P24">INT</text:p>
          </table:table-cell>
          <table:table-cell table:style-name="Tabela5.A3" office:value-type="string">
            <text:p text:style-name="P24">4</text:p>
          </table:table-cell>
          <table:table-cell table:style-name="Tabela5.A3" office:value-type="string">
            <text:p text:style-name="P24">PK, NOT NULL</text:p>
          </table:table-cell>
          <table:table-cell table:style-name="Tabela5.A3" office:value-type="string">
            <text:p text:style-name="P39">Chave primária da tabela.</text:p>
          </table:table-cell>
          <table:table-cell table:style-name="Tabela5.F3" office:value-type="string">
            <text:p text:style-name="P33">AUTO_INCREMENT</text:p>
          </table:table-cell>
          <table:table-cell table:style-name="Tabela5.A3" office:value-type="string">
            <text:p text:style-name="P24">-</text:p>
          </table:table-cell>
        </table:table-row>
        <table:table-row table:style-name="Tabela5.3">
          <table:table-cell table:style-name="Tabela5.A4" office:value-type="string">
            <text:p text:style-name="P53">nome</text:p>
          </table:table-cell>
          <table:table-cell table:style-name="Tabela5.A4" office:value-type="string">
            <text:p text:style-name="P54">VARCHAR</text:p>
          </table:table-cell>
          <table:table-cell table:style-name="Tabela5.A4" office:value-type="string">
            <text:p text:style-name="P54">128</text:p>
          </table:table-cell>
          <table:table-cell table:style-name="Tabela5.A4" office:value-type="string">
            <text:p text:style-name="P54">NOT NULL</text:p>
          </table:table-cell>
          <table:table-cell table:style-name="Tabela5.A4" office:value-type="string">
            <text:p text:style-name="P53">Nome completo do cliente.</text:p>
          </table:table-cell>
          <table:table-cell table:style-name="Tabela5.F4" office:value-type="string">
            <text:p text:style-name="P41">-</text:p>
          </table:table-cell>
          <table:table-cell table:style-name="Tabela5.A4" office:value-type="string">
            <text:p text:style-name="P33">-</text:p>
          </table:table-cell>
        </table:table-row>
        <table:table-row table:style-name="Tabela5.3">
          <table:table-cell table:style-name="Tabela5.A3" office:value-type="string">
            <text:p text:style-name="P53">telefone</text:p>
          </table:table-cell>
          <table:table-cell table:style-name="Tabela5.A3" office:value-type="string">
            <text:p text:style-name="P54">CHAR</text:p>
          </table:table-cell>
          <table:table-cell table:style-name="Tabela5.A3" office:value-type="string">
            <text:p text:style-name="P54">1<text:span text:style-name="T18">5</text:span></text:p>
          </table:table-cell>
          <table:table-cell table:style-name="Tabela5.A3" office:value-type="string">
            <text:p text:style-name="P54">NOT NULL</text:p>
          </table:table-cell>
          <table:table-cell table:style-name="Tabela5.A3" office:value-type="string">
            <text:p text:style-name="P53">Telefone de contato do cliente.</text:p>
          </table:table-cell>
          <table:table-cell table:style-name="Tabela5.F3" office:value-type="string">
            <text:p text:style-name="P24">-</text:p>
          </table:table-cell>
          <table:table-cell table:style-name="Tabela5.A3" office:value-type="string">
            <text:p text:style-name="P97">"(27) 99980-1234" || "(27) 3340-1234"</text:p>
          </table:table-cell>
        </table:table-row>
      </table:table>
      <text:p text:style-name="P10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4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8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8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8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7">id_<text:span text:style-name="T9">cliente</text:span></text:p>
          </table:table-cell>
          <table:table-cell table:style-name="Tabela6.A3" office:value-type="string">
            <text:p text:style-name="P60">INT</text:p>
          </table:table-cell>
          <table:table-cell table:style-name="Tabela6.A3" office:value-type="string">
            <text:p text:style-name="P60">4</text:p>
          </table:table-cell>
          <table:table-cell table:style-name="Tabela6.A3" office:value-type="string">
            <text:p text:style-name="P60">PK, FK</text:p>
          </table:table-cell>
          <table:table-cell table:style-name="Tabela6.A3" office:value-type="string">
            <text:p text:style-name="P59">Chave estrangeira: <text:span text:style-name="T9">cliente</text:span>(id).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logradou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128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59">Logradouro do <text:span text:style-name="T9">endereco do cliente.</text:span></text:p>
          </table:table-cell>
          <table:table-cell table:style-name="Tabela6.F4" office:value-type="string">
            <text:p text:style-name="P61">-</text:p>
          </table:table-cell>
          <table:table-cell table:style-name="Tabela6.A4" office:value-type="string">
            <text:p text:style-name="P60">-</text:p>
          </table:table-cell>
        </table:table-row>
        <table:table-row table:style-name="Tabela6.5">
          <table:table-cell table:style-name="Tabela6.A3" office:value-type="string">
            <text:p text:style-name="P57">numero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16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59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1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bair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64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63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1">-</text:p>
          </table:table-cell>
          <table:table-cell table:style-name="Tabela6.A4" office:value-type="string">
            <text:p text:style-name="P24">-</text:p>
          </table:table-cell>
        </table:table-row>
        <table:table-row table:style-name="Tabela6.3">
          <table:table-cell table:style-name="Tabela6.A3" office:value-type="string">
            <text:p text:style-name="P57">cidade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64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63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1">-</text:p>
          </table:table-cell>
          <table:table-cell table:style-name="Tabela6.A3" office:value-type="string">
            <text:p text:style-name="P24">-</text:p>
          </table:table-cell>
        </table:table-row>
        <table:table-row table:style-name="Tabela6.3">
          <table:table-cell table:style-name="Tabela6.A8" office:value-type="string">
            <text:p text:style-name="P57">estado</text:p>
          </table:table-cell>
          <table:table-cell table:style-name="Tabela6.A8" office:value-type="string">
            <text:p text:style-name="P60">CHAR</text:p>
          </table:table-cell>
          <table:table-cell table:style-name="Tabela6.A8" office:value-type="string">
            <text:p text:style-name="P60">2</text:p>
          </table:table-cell>
          <table:table-cell table:style-name="Tabela6.A8" office:value-type="string">
            <text:p text:style-name="P60">NOT NULL</text:p>
          </table:table-cell>
          <table:table-cell table:style-name="Tabela6.A8" office:value-type="string">
            <text:p text:style-name="P63">Sigla da unidade federativa da <text:span text:style-name="T9">cliente</text:span>.</text:p>
          </table:table-cell>
          <table:table-cell table:style-name="Tabela6.F8" office:value-type="string">
            <text:p text:style-name="P41">-</text:p>
          </table:table-cell>
          <table:table-cell table:style-name="Tabela6.A8" office:value-type="string">
            <text:p text:style-name="P24">“<text:span text:style-name="T9">UF</text:span>”</text:p>
          </table:table-cell>
        </table:table-row>
      </table:table>
      <text:p text:style-name="P104"/>
      <text:p text:style-name="P104"/>
      <text:p text:style-name="P104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5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8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8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8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1">id<text:span text:style-name="T10">_cliente</text:span></text:p>
          </table:table-cell>
          <table:table-cell table:style-name="Tabela7.A3" office:value-type="string">
            <text:p text:style-name="P24">INT</text:p>
          </table:table-cell>
          <table:table-cell table:style-name="Tabela7.A3" office:value-type="string">
            <text:p text:style-name="P24">4</text:p>
          </table:table-cell>
          <table:table-cell table:style-name="Tabela7.A3" office:value-type="string">
            <text:p text:style-name="P24">PK, NOT NULL</text:p>
          </table:table-cell>
          <table:table-cell table:style-name="Tabela7.A3" office:value-type="string">
            <text:p text:style-name="P66">Chave estrangeira: cliente(id)</text:p>
          </table:table-cell>
          <table:table-cell table:style-name="Tabela7.F3" office:value-type="string">
            <text:p text:style-name="P33">-</text:p>
          </table:table-cell>
          <table:table-cell table:style-name="Tabela7.A3" office:value-type="string">
            <text:p text:style-name="P24">-</text:p>
          </table:table-cell>
        </table:table-row>
        <table:table-row table:style-name="Tabela7.3">
          <table:table-cell table:style-name="Tabela7.A4" office:value-type="string">
            <text:p text:style-name="P66">id_servico_oferecido</text:p>
          </table:table-cell>
          <table:table-cell table:style-name="Tabela7.A4" office:value-type="string">
            <text:p text:style-name="P67">INT</text:p>
          </table:table-cell>
          <table:table-cell table:style-name="Tabela7.A4" office:value-type="string">
            <text:p text:style-name="P67">4</text:p>
          </table:table-cell>
          <table:table-cell table:style-name="Tabela7.A4" office:value-type="string">
            <text:p text:style-name="P67">PK, FK, NOT NULL</text:p>
          </table:table-cell>
          <table:table-cell table:style-name="Tabela7.A4" office:value-type="string">
            <text:p text:style-name="P66">Serviço requerido pelo cliente: servico_oferecido(id)</text:p>
          </table:table-cell>
          <table:table-cell table:style-name="Tabela7.F4" office:value-type="string">
            <text:p text:style-name="P41">-</text:p>
          </table:table-cell>
          <table:table-cell table:style-name="Tabela7.A4" office:value-type="string">
            <text:p text:style-name="P33">-</text:p>
          </table:table-cell>
        </table:table-row>
      </table:table>
      <text:p text:style-name="P10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5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9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9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9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6"><text:span text:style-name="T21">i</text:span>d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PK, NOT NULL</text:p>
          </table:table-cell>
          <table:table-cell table:style-name="Tabela3.A3" office:value-type="string">
            <text:p text:style-name="P66">Chave primária da tabela.</text:p>
          </table:table-cell>
          <table:table-cell table:style-name="Tabela3.F3" office:value-type="string">
            <text:p text:style-name="P67">AUTO_INCREMENT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4" office:value-type="string">
            <text:p text:style-name="P66">id_cliente</text:p>
          </table:table-cell>
          <table:table-cell table:style-name="Tabela3.A4" office:value-type="string">
            <text:p text:style-name="P67">INT</text:p>
          </table:table-cell>
          <table:table-cell table:style-name="Tabela3.A4" office:value-type="string">
            <text:p text:style-name="P67">4</text:p>
          </table:table-cell>
          <table:table-cell table:style-name="Tabela3.A4" office:value-type="string">
            <text:p text:style-name="P67">FK, NOT NULL</text:p>
          </table:table-cell>
          <table:table-cell table:style-name="Tabela3.A4" office:value-type="string">
            <text:p text:style-name="P66">Cliente dono do pet: cliente(id)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34">-</text:p>
          </table:table-cell>
        </table:table-row>
        <table:table-row table:style-name="Tabela3.3">
          <table:table-cell table:style-name="Tabela3.A3" office:value-type="string">
            <text:p text:style-name="P66">id_especie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FK, NOT NULL</text:p>
          </table:table-cell>
          <table:table-cell table:style-name="Tabela3.A3" office:value-type="string">
            <text:p text:style-name="P66">Espécie do pet: especie(id)</text:p>
          </table:table-cell>
          <table:table-cell table:style-name="Tabela3.F3" office:value-type="string">
            <text:p text:style-name="P25">-</text:p>
          </table:table-cell>
          <table:table-cell table:style-name="Tabela3.A3" office:value-type="string">
            <text:p text:style-name="P42">-</text:p>
          </table:table-cell>
        </table:table-row>
        <table:table-row table:style-name="Tabela3.3">
          <table:table-cell table:style-name="Tabela3.A4" office:value-type="string">
            <text:p text:style-name="P66">nome</text:p>
          </table:table-cell>
          <table:table-cell table:style-name="Tabela3.A4" office:value-type="string">
            <text:p text:style-name="P67">VARCHAR</text:p>
          </table:table-cell>
          <table:table-cell table:style-name="Tabela3.A4" office:value-type="string">
            <text:p text:style-name="P67">64</text:p>
          </table:table-cell>
          <table:table-cell table:style-name="Tabela3.A4" office:value-type="string">
            <text:p text:style-name="P67">NOT NULL</text:p>
          </table:table-cell>
          <table:table-cell table:style-name="Tabela3.A4" office:value-type="string">
            <text:p text:style-name="P66">Nome do pet.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25">-</text:p>
          </table:table-cell>
        </table:table-row>
        <table:table-row table:style-name="Tabela3.3">
          <table:table-cell table:style-name="Tabela3.A3" office:value-type="string">
            <text:p text:style-name="P66">raca</text:p>
          </table:table-cell>
          <table:table-cell table:style-name="Tabela3.A3" office:value-type="string">
            <text:p text:style-name="P67">VARCHAR</text:p>
          </table:table-cell>
          <table:table-cell table:style-name="Tabela3.A3" office:value-type="string">
            <text:p text:style-name="P67">64</text:p>
          </table:table-cell>
          <table:table-cell table:style-name="Tabela3.A3" office:value-type="string">
            <text:p text:style-name="P42">-</text:p>
          </table:table-cell>
          <table:table-cell table:style-name="Tabela3.A3" office:value-type="string">
            <text:p text:style-name="P66">Raça do pet.</text:p>
          </table:table-cell>
          <table:table-cell table:style-name="Tabela3.F3" office:value-type="string">
            <text:p text:style-name="P42">-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porte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42">-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Porte do pet<text:span text:style-name="T22">: "P", pequeno; "M", médio; "G", grande.</text:span>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6">cor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16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Cor do pet.</text:p>
          </table:table-cell>
          <table:table-cell table:style-name="Tabela3.F9" office:value-type="string">
            <text:p text:style-name="P42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sexo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7">NOT NULL</text:p>
          </table:table-cell>
          <table:table-cell table:style-name="Tabela3.A8" office:value-type="string">
            <text:p text:style-name="P66">Sexo do pet.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10">M” || “F”</text:span></text:p>
          </table:table-cell>
        </table:table-row>
        <table:table-row table:style-name="Tabela3.3">
          <table:table-cell table:style-name="Tabela3.A9" office:value-type="string">
            <text:p text:style-name="P66">e_castrado</text:p>
          </table:table-cell>
          <table:table-cell table:style-name="Tabela3.A9" office:value-type="string">
            <text:p text:style-name="P67">ENUM</text:p>
          </table:table-cell>
          <table:table-cell table:style-name="Tabela3.A9" office:value-type="string">
            <text:p text:style-name="P67">-</text:p>
          </table:table-cell>
          <table:table-cell table:style-name="Tabela3.A9" office:value-type="string">
            <text:p text:style-name="P67">NOT NULL</text:p>
          </table:table-cell>
          <table:table-cell table:style-name="Tabela3.A9" office:value-type="string">
            <text:p text:style-name="P66">Situação de castração do pet: “S” para castrado e “N” para não cadastrado.</text:p>
          </table:table-cell>
          <table:table-cell table:style-name="Tabela3.F9" office:value-type="string">
            <text:p text:style-name="P42">“<text:span text:style-name="T10">N”</text:span></text:p>
          </table:table-cell>
          <table:table-cell table:style-name="Tabela3.A9" office:value-type="string">
            <text:p text:style-name="P25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6">cartao_vacina</text:p>
          </table:table-cell>
          <table:table-cell table:style-name="Tabela3.A8" office:value-type="string">
            <text:p text:style-name="P67">TEXT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25">-</text:p>
          </table:table-cell>
          <table:table-cell table:style-name="Tabela3.A8" office:value-type="string">
            <text:p text:style-name="P66">Caminho para o cartão de vacina do pet no servidor de arquivos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6">estado_saude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32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Estado de saúde do pet.</text:p>
          </table:table-cell>
          <table:table-cell table:style-name="Tabela3.F9" office:value-type="string">
            <text:p text:style-name="P25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comportamento</text:p>
          </table:table-cell>
          <table:table-cell table:style-name="Tabela3.A8" office:value-type="string">
            <text:p text:style-name="P67">VARCHAR</text:p>
          </table:table-cell>
          <table:table-cell table:style-name="Tabela3.A8" office:value-type="string">
            <text:p text:style-name="P67">64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Descrição do comportamento do pet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-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ext:soft-page-break/>
        <table:table-row table:style-name="Tabela8.1">
          <table:table-cell table:style-name="Tabela8.A1" table:number-columns-spanned="7" office:value-type="string">
            <text:p text:style-name="P15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9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9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9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69">id</text:p>
          </table:table-cell>
          <table:table-cell table:style-name="Tabela8.A3" office:value-type="string">
            <text:p text:style-name="P76">INT</text:p>
          </table:table-cell>
          <table:table-cell table:style-name="Tabela8.A3" office:value-type="string">
            <text:p text:style-name="P76">4</text:p>
          </table:table-cell>
          <table:table-cell table:style-name="Tabela8.A3" office:value-type="string">
            <text:p text:style-name="P76">PK, NOT NULL</text:p>
          </table:table-cell>
          <table:table-cell table:style-name="Tabela8.A3" office:value-type="string">
            <text:p text:style-name="P77">Chave primária da tabela.</text:p>
          </table:table-cell>
          <table:table-cell table:style-name="Tabela8.F3" office:value-type="string">
            <text:p text:style-name="P76">AUTO_INCREMENT</text:p>
          </table:table-cell>
          <table:table-cell table:style-name="Tabela8.A3" office:value-type="string">
            <text:p text:style-name="P25">-</text:p>
          </table:table-cell>
        </table:table-row>
        <table:table-row table:style-name="Tabela8.3">
          <table:table-cell table:style-name="Tabela8.A4" office:value-type="string">
            <text:p text:style-name="P69">id_info_servico</text:p>
          </table:table-cell>
          <table:table-cell table:style-name="Tabela8.A4" office:value-type="string">
            <text:p text:style-name="P76">INT</text:p>
          </table:table-cell>
          <table:table-cell table:style-name="Tabela8.A4" office:value-type="string">
            <text:p text:style-name="P76">4</text:p>
          </table:table-cell>
          <table:table-cell table:style-name="Tabela8.A4" office:value-type="string">
            <text:p text:style-name="P76">FK, NOT NULL</text:p>
          </table:table-cell>
          <table:table-cell table:style-name="Tabela8.A4" office:value-type="string">
            <text:p text:style-name="P77">Informações do serviço que foi realizado: info_servico(id)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34">-</text:p>
          </table:table-cell>
        </table:table-row>
        <table:table-row table:style-name="Tabela8.3">
          <table:table-cell table:style-name="Tabela8.A3" office:value-type="string">
            <text:p text:style-name="P71">dt_hr_fim</text:p>
          </table:table-cell>
          <table:table-cell table:style-name="Tabela8.A3" office:value-type="string">
            <text:p text:style-name="P76">DATETIME</text:p>
          </table:table-cell>
          <table:table-cell table:style-name="Tabela8.A3" office:value-type="string">
            <text:p text:style-name="P76">-</text:p>
          </table:table-cell>
          <table:table-cell table:style-name="Tabela8.A3" office:value-type="string">
            <text:p text:style-name="P76">NOT NULL</text:p>
          </table:table-cell>
          <table:table-cell table:style-name="Tabela8.A3" office:value-type="string">
            <text:p text:style-name="P77">Data e hora da finalização serviço.</text:p>
          </table:table-cell>
          <table:table-cell table:style-name="Tabela8.F3" office:value-type="string">
            <text:p text:style-name="P97">-</text:p>
          </table:table-cell>
          <table:table-cell table:style-name="Tabela8.A3" office:value-type="string">
            <text:p text:style-name="P42">-</text:p>
          </table:table-cell>
        </table:table-row>
        <table:table-row table:style-name="Tabela8.3">
          <table:table-cell table:style-name="Tabela8.A4" office:value-type="string">
            <text:p text:style-name="P69">dt_hr_inicio</text:p>
          </table:table-cell>
          <table:table-cell table:style-name="Tabela8.A4" office:value-type="string">
            <text:p text:style-name="P76">DATETIME</text:p>
          </table:table-cell>
          <table:table-cell table:style-name="Tabela8.A4" office:value-type="string">
            <text:p text:style-name="P25">-</text:p>
          </table:table-cell>
          <table:table-cell table:style-name="Tabela8.A4" office:value-type="string">
            <text:p text:style-name="P42">-</text:p>
          </table:table-cell>
          <table:table-cell table:style-name="Tabela8.A4" office:value-type="string">
            <text:p text:style-name="P77">Data e hora do início do serviço.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25">-</text:p>
          </table:table-cell>
        </table:table-row>
      </table:table>
      <text:p text:style-name="P105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6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9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9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9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69">id</text:p>
          </table:table-cell>
          <table:table-cell table:style-name="Tabela9.A3" office:value-type="string">
            <text:p text:style-name="P76">INT</text:p>
          </table:table-cell>
          <table:table-cell table:style-name="Tabela9.A3" office:value-type="string">
            <text:p text:style-name="P76">4</text:p>
          </table:table-cell>
          <table:table-cell table:style-name="Tabela9.A3" office:value-type="string">
            <text:p text:style-name="P76">PK, NOT NULL</text:p>
          </table:table-cell>
          <table:table-cell table:style-name="Tabela9.A3" office:value-type="string">
            <text:p text:style-name="P77">Chave primária da tabela.</text:p>
          </table:table-cell>
          <table:table-cell table:style-name="Tabela9.F3" office:value-type="string">
            <text:p text:style-name="P76">AUTO_INCREMENT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4" office:value-type="string">
            <text:p text:style-name="P69">id_info_servico</text:p>
          </table:table-cell>
          <table:table-cell table:style-name="Tabela9.A4" office:value-type="string">
            <text:p text:style-name="P79">INT</text:p>
          </table:table-cell>
          <table:table-cell table:style-name="Tabela9.A4" office:value-type="string">
            <text:p text:style-name="P79">4</text:p>
          </table:table-cell>
          <table:table-cell table:style-name="Tabela9.A4" office:value-type="string">
            <text:p text:style-name="P79">FK, NOT NULL, UNIQUE</text:p>
          </table:table-cell>
          <table:table-cell table:style-name="Tabela9.A4" office:value-type="string">
            <text:p text:style-name="P78">Informações do serviço que foi realizado: info_servico(id)</text:p>
          </table:table-cell>
          <table:table-cell table:style-name="Tabela9.F4" office:value-type="string">
            <text:p text:style-name="P42">-</text:p>
          </table:table-cell>
          <table:table-cell table:style-name="Tabela9.A4" office:value-type="string">
            <text:p text:style-name="P34">-</text:p>
          </table:table-cell>
        </table:table-row>
        <table:table-row table:style-name="Tabela9.3">
          <table:table-cell table:style-name="Tabela9.A3" office:value-type="string">
            <text:p text:style-name="P69">dt_hr_marcada</text:p>
          </table:table-cell>
          <table:table-cell table:style-name="Tabela9.A3" office:value-type="string">
            <text:p text:style-name="P79">DATETIME</text:p>
          </table:table-cell>
          <table:table-cell table:style-name="Tabela9.A3" office:value-type="string">
            <text:p text:style-name="P25">-</text:p>
          </table:table-cell>
          <table:table-cell table:style-name="Tabela9.A3" office:value-type="string">
            <text:p text:style-name="P79">NOT NULL</text:p>
          </table:table-cell>
          <table:table-cell table:style-name="Tabela9.A3" office:value-type="string">
            <text:p text:style-name="P80">Data e hora marcadas para o agendamento ocorrer.</text:p>
          </table:table-cell>
          <table:table-cell table:style-name="Tabela9.F3" office:value-type="string">
            <text:p text:style-name="P25">-</text:p>
          </table:table-cell>
          <table:table-cell table:style-name="Tabela9.A3" office:value-type="string">
            <text:p text:style-name="P42">-</text:p>
          </table:table-cell>
        </table:table-row>
        <table:table-row table:style-name="Tabela9.3">
          <table:table-cell table:style-name="Tabela9.A4" office:value-type="string">
            <text:p text:style-name="P69">estado</text:p>
          </table:table-cell>
          <table:table-cell table:style-name="Tabela9.A4" office:value-type="string">
            <text:p text:style-name="P79">ENUM</text:p>
          </table:table-cell>
          <table:table-cell table:style-name="Tabela9.A4" office:value-type="string">
            <text:p text:style-name="P25">-</text:p>
          </table:table-cell>
          <table:table-cell table:style-name="Tabela9.A4" office:value-type="string">
            <text:p text:style-name="P79">NOT NULL</text:p>
          </table:table-cell>
          <table:table-cell table:style-name="Tabela9.A4" office:value-type="string">
            <text:p text:style-name="P80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2">“<text:span text:style-name="T13">criado”</text:span></text:p>
          </table:table-cell>
          <table:table-cell table:style-name="Tabela9.A4" office:value-type="string">
            <text:p text:style-name="P79">“criado” || “preparado” || “pendente” || “concluido” || “cancelado”</text:p>
          </table:table-cell>
        </table:table-row>
        <table:table-row table:style-name="Tabela9.3">
          <table:table-cell table:style-name="Tabela9.A3" office:value-type="string">
            <text:p text:style-name="P69">id_pacote_agend</text:p>
          </table:table-cell>
          <table:table-cell table:style-name="Tabela9.A3" office:value-type="string">
            <text:p text:style-name="P79">INT</text:p>
          </table:table-cell>
          <table:table-cell table:style-name="Tabela9.A3" office:value-type="string">
            <text:p text:style-name="P79">4</text:p>
          </table:table-cell>
          <table:table-cell table:style-name="Tabela9.A3" office:value-type="string">
            <text:p text:style-name="P79">FK</text:p>
          </table:table-cell>
          <table:table-cell table:style-name="Tabela9.A3" office:value-type="string">
            <text:p text:style-name="P80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2">-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8" office:value-type="string">
            <text:p text:style-name="P69">id_servico_realizado</text:p>
          </table:table-cell>
          <table:table-cell table:style-name="Tabela9.A8" office:value-type="string">
            <text:p text:style-name="P79">INT</text:p>
          </table:table-cell>
          <table:table-cell table:style-name="Tabela9.A8" office:value-type="string">
            <text:p text:style-name="P79">4</text:p>
          </table:table-cell>
          <table:table-cell table:style-name="Tabela9.A8" office:value-type="string">
            <text:p text:style-name="P79">FK, UNIQUE</text:p>
          </table:table-cell>
          <table:table-cell table:style-name="Tabela9.A8" office:value-type="string">
            <text:p text:style-name="P80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2">-</text:p>
          </table:table-cell>
          <table:table-cell table:style-name="Tabela9.A8" office:value-type="string">
            <text:p text:style-name="P25">-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ext:soft-page-break/>
        <table:table-row table:style-name="Tabela10.1">
          <table:table-cell table:style-name="Tabela10.A1" table:number-columns-spanned="7" office:value-type="string">
            <text:p text:style-name="P17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9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9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9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69">id</text:p>
          </table:table-cell>
          <table:table-cell table:style-name="Tabela10.A3" office:value-type="string">
            <text:p text:style-name="P76">INT</text:p>
          </table:table-cell>
          <table:table-cell table:style-name="Tabela10.A3" office:value-type="string">
            <text:p text:style-name="P76">4</text:p>
          </table:table-cell>
          <table:table-cell table:style-name="Tabela10.A3" office:value-type="string">
            <text:p text:style-name="P76">PK, NOT NULL</text:p>
          </table:table-cell>
          <table:table-cell table:style-name="Tabela10.A3" office:value-type="string">
            <text:p text:style-name="P77">Chave primária da tabela.</text:p>
          </table:table-cell>
          <table:table-cell table:style-name="Tabela10.F3" office:value-type="string">
            <text:p text:style-name="P76">AUTO_INCREMENT</text:p>
          </table:table-cell>
          <table:table-cell table:style-name="Tabela10.A3" office:value-type="string">
            <text:p text:style-name="P25">-</text:p>
          </table:table-cell>
        </table:table-row>
        <table:table-row table:style-name="Tabela10.4">
          <table:table-cell table:style-name="Tabela10.A4" office:value-type="string">
            <text:p text:style-name="P72">id_funcionario</text:p>
          </table:table-cell>
          <table:table-cell table:style-name="Tabela10.A4" office:value-type="string">
            <text:p text:style-name="P81">INT</text:p>
          </table:table-cell>
          <table:table-cell table:style-name="Tabela10.A4" office:value-type="string">
            <text:p text:style-name="P81">4</text:p>
          </table:table-cell>
          <table:table-cell table:style-name="Tabela10.A4" office:value-type="string">
            <text:p text:style-name="P81">FK</text:p>
          </table:table-cell>
          <table:table-cell table:style-name="Tabela10.A4" office:value-type="string">
            <text:p text:style-name="P82">Funcionário atribuído para a execução do serviço: funcionario(id)</text:p>
          </table:table-cell>
          <table:table-cell table:style-name="Tabela10.F4" office:value-type="string">
            <text:p text:style-name="P42">-</text:p>
          </table:table-cell>
          <table:table-cell table:style-name="Tabela10.A4" office:value-type="string">
            <text:p text:style-name="P34">-</text:p>
          </table:table-cell>
        </table:table-row>
        <table:table-row table:style-name="Tabela10.3">
          <table:table-cell table:style-name="Tabela10.A3" office:value-type="string">
            <text:p text:style-name="P72">observacoes</text:p>
          </table:table-cell>
          <table:table-cell table:style-name="Tabela10.A3" office:value-type="string">
            <text:p text:style-name="P81">VARCHAR</text:p>
          </table:table-cell>
          <table:table-cell table:style-name="Tabela10.A3" office:value-type="string">
            <text:p text:style-name="P81">250</text:p>
          </table:table-cell>
          <table:table-cell table:style-name="Tabela10.A3" office:value-type="string">
            <text:p text:style-name="P42">-</text:p>
          </table:table-cell>
          <table:table-cell table:style-name="Tabela10.A3" office:value-type="string">
            <text:p text:style-name="P82">Observações a respeito do serviço.</text:p>
          </table:table-cell>
          <table:table-cell table:style-name="Tabela10.F3" office:value-type="string">
            <text:p text:style-name="P42">-</text:p>
          </table:table-cell>
          <table:table-cell table:style-name="Tabela10.A3" office:value-type="string">
            <text:p text:style-name="P25">-</text:p>
          </table:table-cell>
        </table:table-row>
      </table:table>
      <text:p text:style-name="P10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18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0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0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0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3">id_info_servico</text:p>
          </table:table-cell>
          <table:table-cell table:style-name="Tabela14.A3" office:value-type="string">
            <text:p text:style-name="P81">INT</text:p>
          </table:table-cell>
          <table:table-cell table:style-name="Tabela14.A3" office:value-type="string">
            <text:p text:style-name="P81">4</text:p>
          </table:table-cell>
          <table:table-cell table:style-name="Tabela14.A3" office:value-type="string">
            <text:p text:style-name="P81">PK, FK, NOT NULL</text:p>
          </table:table-cell>
          <table:table-cell table:style-name="Tabela14.A3" office:value-type="string">
            <text:p text:style-name="P82">Endereço usado nas informações do serviço.</text:p>
          </table:table-cell>
          <table:table-cell table:style-name="Tabela14.F3" office:value-type="string">
            <text:p text:style-name="P35">-</text:p>
          </table:table-cell>
          <table:table-cell table:style-name="Tabela14.A3" office:value-type="string">
            <text:p text:style-name="P26">-</text:p>
          </table:table-cell>
        </table:table-row>
        <table:table-row table:style-name="Tabela14.4">
          <table:table-cell table:style-name="Tabela14.A4" office:value-type="string">
            <text:p text:style-name="P73">tipo</text:p>
          </table:table-cell>
          <table:table-cell table:style-name="Tabela14.A4" office:value-type="string">
            <text:p text:style-name="P81">ENUM</text:p>
          </table:table-cell>
          <table:table-cell table:style-name="Tabela14.A4" office:value-type="string">
            <text:p text:style-name="P68">-</text:p>
          </table:table-cell>
          <table:table-cell table:style-name="Tabela14.A4" office:value-type="string">
            <text:p text:style-name="P81">NOT NULL</text:p>
          </table:table-cell>
          <table:table-cell table:style-name="Tabela14.A4" office:value-type="string">
            <text:p text:style-name="P82">Identifica o tipo do endereço do registro: “buscar”, onde o pet deverá ser buscado; “devolver”, onde o pet deverá ser devolvido.</text:p>
          </table:table-cell>
          <table:table-cell table:style-name="Tabela14.F4" office:value-type="string">
            <text:p text:style-name="P43">“<text:span text:style-name="T14">buscar”</text:span></text:p>
          </table:table-cell>
          <table:table-cell table:style-name="Tabela14.A4" office:value-type="string">
            <text:p text:style-name="P35">“<text:span text:style-name="T14">buscar” || “devolver”</text:span></text:p>
          </table:table-cell>
        </table:table-row>
        <table:table-row table:style-name="Tabela14.3">
          <table:table-cell table:style-name="Tabela14.A3" office:value-type="string">
            <text:p text:style-name="P57">logradou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128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58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1">-</text:p>
          </table:table-cell>
          <table:table-cell table:style-name="Tabela14.A3" office:value-type="string">
            <text:p text:style-name="P60">-</text:p>
          </table:table-cell>
        </table:table-row>
        <table:table-row table:style-name="Tabela14.6">
          <table:table-cell table:style-name="Tabela14.A4" office:value-type="string">
            <text:p text:style-name="P57">numero</text:p>
          </table:table-cell>
          <table:table-cell table:style-name="Tabela14.A4" office:value-type="string">
            <text:p text:style-name="P60">VARCHAR</text:p>
          </table:table-cell>
          <table:table-cell table:style-name="Tabela14.A4" office:value-type="string">
            <text:p text:style-name="P60">16</text:p>
          </table:table-cell>
          <table:table-cell table:style-name="Tabela14.A4" office:value-type="string">
            <text:p text:style-name="P60">NOT NULL</text:p>
          </table:table-cell>
          <table:table-cell table:style-name="Tabela14.A4" office:value-type="string">
            <text:p text:style-name="P58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1">-</text:p>
          </table:table-cell>
          <table:table-cell table:style-name="Tabela14.A4" office:value-type="string">
            <text:p text:style-name="P60">-</text:p>
          </table:table-cell>
        </table:table-row>
        <table:table-row table:style-name="Tabela14.3">
          <table:table-cell table:style-name="Tabela14.A3" office:value-type="string">
            <text:p text:style-name="P57">bair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64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62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1">-</text:p>
          </table:table-cell>
          <table:table-cell table:style-name="Tabela14.A3" office:value-type="string">
            <text:p text:style-name="P24">-</text:p>
          </table:table-cell>
        </table:table-row>
        <table:table-row table:style-name="Tabela14.3">
          <table:table-cell table:style-name="Tabela14.A8" office:value-type="string">
            <text:p text:style-name="P57">cidade</text:p>
          </table:table-cell>
          <table:table-cell table:style-name="Tabela14.A8" office:value-type="string">
            <text:p text:style-name="P60">VARCHAR</text:p>
          </table:table-cell>
          <table:table-cell table:style-name="Tabela14.A8" office:value-type="string">
            <text:p text:style-name="P60">64</text:p>
          </table:table-cell>
          <table:table-cell table:style-name="Tabela14.A8" office:value-type="string">
            <text:p text:style-name="P60">NOT NULL</text:p>
          </table:table-cell>
          <table:table-cell table:style-name="Tabela14.A8" office:value-type="string">
            <text:p text:style-name="P64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1">-</text:p>
          </table:table-cell>
          <table:table-cell table:style-name="Tabela14.A8" office:value-type="string">
            <text:p text:style-name="P24">-</text:p>
          </table:table-cell>
        </table:table-row>
        <table:table-row table:style-name="Tabela14.9">
          <table:table-cell table:style-name="Tabela14.A9" office:value-type="string">
            <text:p text:style-name="P57">estado</text:p>
          </table:table-cell>
          <table:table-cell table:style-name="Tabela14.A9" office:value-type="string">
            <text:p text:style-name="P60">CHAR</text:p>
          </table:table-cell>
          <table:table-cell table:style-name="Tabela14.A9" office:value-type="string">
            <text:p text:style-name="P60">2</text:p>
          </table:table-cell>
          <table:table-cell table:style-name="Tabela14.A9" office:value-type="string">
            <text:p text:style-name="P60">NOT NULL</text:p>
          </table:table-cell>
          <table:table-cell table:style-name="Tabela14.A9" office:value-type="string">
            <text:p text:style-name="P64">Sigla da unidade federativa da <text:span text:style-name="T14">localidade do pet</text:span>.</text:p>
          </table:table-cell>
          <table:table-cell table:style-name="Tabela14.F9" office:value-type="string">
            <text:p text:style-name="P41">-</text:p>
          </table:table-cell>
          <table:table-cell table:style-name="Tabela14.A9" office:value-type="string">
            <text:p text:style-name="P24">“<text:span text:style-name="T9">UF</text:span>”</text:p>
          </table:table-cell>
        </table:table-row>
      </table:table>
      <text:p text:style-name="P107"/>
      <text:p text:style-name="P10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ext:soft-page-break/>
        <table:table-row table:style-name="Tabela15.1">
          <table:table-cell table:style-name="Tabela15.A1" table:number-columns-spanned="7" office:value-type="string">
            <text:p text:style-name="P18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0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0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0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69">id</text:p>
          </table:table-cell>
          <table:table-cell table:style-name="Tabela15.A3" office:value-type="string">
            <text:p text:style-name="P76">INT</text:p>
          </table:table-cell>
          <table:table-cell table:style-name="Tabela15.A3" office:value-type="string">
            <text:p text:style-name="P76">4</text:p>
          </table:table-cell>
          <table:table-cell table:style-name="Tabela15.A3" office:value-type="string">
            <text:p text:style-name="P76">PK, NOT NULL</text:p>
          </table:table-cell>
          <table:table-cell table:style-name="Tabela15.A3" office:value-type="string">
            <text:p text:style-name="P77">Chave primária da tabela.</text:p>
          </table:table-cell>
          <table:table-cell table:style-name="Tabela15.F3" office:value-type="string">
            <text:p text:style-name="P76">AUTO_INCREMENT</text:p>
          </table:table-cell>
          <table:table-cell table:style-name="Tabela15.A3" office:value-type="string">
            <text:p text:style-name="P25">-</text:p>
          </table:table-cell>
        </table:table-row>
        <table:table-row table:style-name="Tabela15.3">
          <table:table-cell table:style-name="Tabela15.A4" office:value-type="string">
            <text:p text:style-name="P73">id_pet</text:p>
          </table:table-cell>
          <table:table-cell table:style-name="Tabela15.A4" office:value-type="string">
            <text:p text:style-name="P81">INT</text:p>
          </table:table-cell>
          <table:table-cell table:style-name="Tabela15.A4" office:value-type="string">
            <text:p text:style-name="P81">4</text:p>
          </table:table-cell>
          <table:table-cell table:style-name="Tabela15.A4" office:value-type="string">
            <text:p text:style-name="P81">FK, NOT NULL</text:p>
          </table:table-cell>
          <table:table-cell table:style-name="Tabela15.A4" office:value-type="string">
            <text:p text:style-name="P82">Pet participante do serviço: pet(id)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35">-</text:p>
          </table:table-cell>
        </table:table-row>
        <table:table-row table:style-name="Tabela15.5">
          <table:table-cell table:style-name="Tabela15.A3" office:value-type="string">
            <text:p text:style-name="P73">id_info_servico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FK, NOT NULL</text:p>
          </table:table-cell>
          <table:table-cell table:style-name="Tabela15.A3" office:value-type="string">
            <text:p text:style-name="P82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6">-</text:p>
          </table:table-cell>
          <table:table-cell table:style-name="Tabela15.A3" office:value-type="string">
            <text:p text:style-name="P43">-</text:p>
          </table:table-cell>
        </table:table-row>
        <table:table-row table:style-name="Tabela15.3">
          <table:table-cell table:style-name="Tabela15.A4" office:value-type="string">
            <text:p text:style-name="P73">instrucao_alimentacao</text:p>
          </table:table-cell>
          <table:table-cell table:style-name="Tabela15.A4" office:value-type="string">
            <text:p text:style-name="P81">TEXT</text:p>
          </table:table-cell>
          <table:table-cell table:style-name="Tabela15.A4" office:value-type="string">
            <text:p text:style-name="P26">-</text:p>
          </table:table-cell>
          <table:table-cell table:style-name="Tabela15.A4" office:value-type="string">
            <text:p text:style-name="P43">-</text:p>
          </table:table-cell>
          <table:table-cell table:style-name="Tabela15.A4" office:value-type="string">
            <text:p text:style-name="P82">Instruções de alimentação para o pet.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26">-</text:p>
          </table:table-cell>
        </table:table-row>
      </table:table>
      <text:p text:style-name="P107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18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0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0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0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73">id_pet_servico</text:p>
          </table:table-cell>
          <table:table-cell table:style-name="Tabela16.A3" office:value-type="string">
            <text:p text:style-name="P83">INT</text:p>
          </table:table-cell>
          <table:table-cell table:style-name="Tabela16.A3" office:value-type="string">
            <text:p text:style-name="P83">4</text:p>
          </table:table-cell>
          <table:table-cell table:style-name="Tabela16.A3" office:value-type="string">
            <text:p text:style-name="P83">PK, FK, NOT NULL</text:p>
          </table:table-cell>
          <table:table-cell table:style-name="Tabela16.A3" office:value-type="string">
            <text:p text:style-name="P84">Pet a receber o remédio: pet_servico(id)</text:p>
          </table:table-cell>
          <table:table-cell table:style-name="Tabela16.F3" office:value-type="string">
            <text:p text:style-name="P35">-</text:p>
          </table:table-cell>
          <table:table-cell table:style-name="Tabela16.A3" office:value-type="string">
            <text:p text:style-name="P26">-</text:p>
          </table:table-cell>
        </table:table-row>
        <table:table-row table:style-name="Tabela16.4">
          <table:table-cell table:style-name="Tabela16.A4" office:value-type="string">
            <text:p text:style-name="P73">nome</text:p>
          </table:table-cell>
          <table:table-cell table:style-name="Tabela16.A4" office:value-type="string">
            <text:p text:style-name="P83">VARCHAR</text:p>
          </table:table-cell>
          <table:table-cell table:style-name="Tabela16.A4" office:value-type="string">
            <text:p text:style-name="P83">128</text:p>
          </table:table-cell>
          <table:table-cell table:style-name="Tabela16.A4" office:value-type="string">
            <text:p text:style-name="P83">NOT NULL</text:p>
          </table:table-cell>
          <table:table-cell table:style-name="Tabela16.A4" office:value-type="string">
            <text:p text:style-name="P84">Nome ou identificação do remédio a ser administrado.</text:p>
          </table:table-cell>
          <table:table-cell table:style-name="Tabela16.F4" office:value-type="string">
            <text:p text:style-name="P43">-</text:p>
          </table:table-cell>
          <table:table-cell table:style-name="Tabela16.A4" office:value-type="string">
            <text:p text:style-name="P35">-</text:p>
          </table:table-cell>
        </table:table-row>
        <table:table-row table:style-name="Tabela16.3">
          <table:table-cell table:style-name="Tabela16.A3" office:value-type="string">
            <text:p text:style-name="P73">instrucao</text:p>
          </table:table-cell>
          <table:table-cell table:style-name="Tabela16.A3" office:value-type="string">
            <text:p text:style-name="P83">TEXT</text:p>
          </table:table-cell>
          <table:table-cell table:style-name="Tabela16.A3" office:value-type="string">
            <text:p text:style-name="P26">-</text:p>
          </table:table-cell>
          <table:table-cell table:style-name="Tabela16.A3" office:value-type="string">
            <text:p text:style-name="P83">NOT NULL</text:p>
          </table:table-cell>
          <table:table-cell table:style-name="Tabela16.A3" office:value-type="string">
            <text:p text:style-name="P84">Descrição de administração do remédio.</text:p>
          </table:table-cell>
          <table:table-cell table:style-name="Tabela16.F3" office:value-type="string">
            <text:p text:style-name="P26">-</text:p>
          </table:table-cell>
          <table:table-cell table:style-name="Tabela16.A3" office:value-type="string">
            <text:p text:style-name="P43">-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ext:soft-page-break/>
        <table:table-row table:style-name="Tabela17.1">
          <table:table-cell table:style-name="Tabela17.A1" table:number-columns-spanned="7" office:value-type="string">
            <text:p text:style-name="P19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0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0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0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69">id</text:p>
          </table:table-cell>
          <table:table-cell table:style-name="Tabela17.A3" office:value-type="string">
            <text:p text:style-name="P76">INT</text:p>
          </table:table-cell>
          <table:table-cell table:style-name="Tabela17.A3" office:value-type="string">
            <text:p text:style-name="P76">4</text:p>
          </table:table-cell>
          <table:table-cell table:style-name="Tabela17.A3" office:value-type="string">
            <text:p text:style-name="P76">PK, NOT NULL</text:p>
          </table:table-cell>
          <table:table-cell table:style-name="Tabela17.A3" office:value-type="string">
            <text:p text:style-name="P77">Chave primária da tabela.</text:p>
          </table:table-cell>
          <table:table-cell table:style-name="Tabela17.F3" office:value-type="string">
            <text:p text:style-name="P76">AUTO_INCREMENT</text:p>
          </table:table-cell>
          <table:table-cell table:style-name="Tabela17.A3" office:value-type="string">
            <text:p text:style-name="P25">-</text:p>
          </table:table-cell>
        </table:table-row>
        <table:table-row table:style-name="Tabela17.4">
          <table:table-cell table:style-name="Tabela17.A4" office:value-type="string">
            <text:p text:style-name="P74">id_servico_oferecido</text:p>
          </table:table-cell>
          <table:table-cell table:style-name="Tabela17.A4" office:value-type="string">
            <text:p text:style-name="P85">INT</text:p>
          </table:table-cell>
          <table:table-cell table:style-name="Tabela17.A4" office:value-type="string">
            <text:p text:style-name="P85">4</text:p>
          </table:table-cell>
          <table:table-cell table:style-name="Tabela17.A4" office:value-type="string">
            <text:p text:style-name="P85">FK, NOT NULL</text:p>
          </table:table-cell>
          <table:table-cell table:style-name="Tabela17.A4" office:value-type="string">
            <text:p text:style-name="P86">Serviço contratado para o pacote de agendamentos: servico_oferecido(id)</text:p>
          </table:table-cell>
          <table:table-cell table:style-name="Tabela17.F4" office:value-type="string">
            <text:p text:style-name="P43">-</text:p>
          </table:table-cell>
          <table:table-cell table:style-name="Tabela17.A4" office:value-type="string">
            <text:p text:style-name="P35">-</text:p>
          </table:table-cell>
        </table:table-row>
        <table:table-row table:style-name="Tabela17.5">
          <table:table-cell table:style-name="Tabela17.A3" office:value-type="string">
            <text:p text:style-name="P74">frequencia</text:p>
          </table:table-cell>
          <table:table-cell table:style-name="Tabela17.A3" office:value-type="string">
            <text:p text:style-name="P85">ENUM</text:p>
          </table:table-cell>
          <table:table-cell table:style-name="Tabela17.A3" office:value-type="string">
            <text:p text:style-name="P43">-</text:p>
          </table:table-cell>
          <table:table-cell table:style-name="Tabela17.A3" office:value-type="string">
            <text:p text:style-name="P85">NOT NULL</text:p>
          </table:table-cell>
          <table:table-cell table:style-name="Tabela17.A3" office:value-type="string">
            <text:p text:style-name="P86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3">-</text:p>
          </table:table-cell>
          <table:table-cell table:style-name="Tabela17.A3" office:value-type="string">
            <text:p text:style-name="P26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74">estado</text:p>
          </table:table-cell>
          <table:table-cell table:style-name="Tabela17.A6" office:value-type="string">
            <text:p text:style-name="P87">ENUM</text:p>
          </table:table-cell>
          <table:table-cell table:style-name="Tabela17.A6" office:value-type="string">
            <text:p text:style-name="P43">-</text:p>
          </table:table-cell>
          <table:table-cell table:style-name="Tabela17.A6" office:value-type="string">
            <text:p text:style-name="P87">NOT NULL</text:p>
          </table:table-cell>
          <table:table-cell table:style-name="Tabela17.A6" office:value-type="string">
            <text:p text:style-name="P88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3">“<text:span text:style-name="T16">ativo”</text:span></text:p>
          </table:table-cell>
          <table:table-cell table:style-name="Tabela17.A6" office:value-type="string">
            <text:p text:style-name="P26">“<text:span text:style-name="T16">ativo” || “concluido” || “cancelado”</text:span>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ext:soft-page-break/>
        <table:table-row table:style-name="Tabela18.1">
          <table:table-cell table:style-name="Tabela18.A1" table:number-columns-spanned="7" office:value-type="string">
            <text:p text:style-name="P19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0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0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0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4">id_pacote_agend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FK, NOT NULL</text:p>
          </table:table-cell>
          <table:table-cell table:style-name="Tabela18.A3" office:value-type="string">
            <text:p text:style-name="P90">Pacote de agendamentos que o dia se refere: pacote_agend(id)</text:p>
          </table:table-cell>
          <table:table-cell table:style-name="Tabela18.F3" office:value-type="string">
            <text:p text:style-name="P35">-</text:p>
          </table:table-cell>
          <table:table-cell table:style-name="Tabela18.A3" office:value-type="string">
            <text:p text:style-name="P26">-</text:p>
          </table:table-cell>
        </table:table-row>
        <table:table-row table:style-name="Tabela18.3">
          <table:table-cell table:style-name="Tabela18.A4" office:value-type="string">
            <text:p text:style-name="P74">id_dia_pacote</text:p>
          </table:table-cell>
          <table:table-cell table:style-name="Tabela18.A4" office:value-type="string">
            <text:p text:style-name="P89">INT</text:p>
          </table:table-cell>
          <table:table-cell table:style-name="Tabela18.A4" office:value-type="string">
            <text:p text:style-name="P89">4</text:p>
          </table:table-cell>
          <table:table-cell table:style-name="Tabela18.A4" office:value-type="string">
            <text:p text:style-name="P89">PK, NOT NULL</text:p>
          </table:table-cell>
          <table:table-cell table:style-name="Tabela18.A4" office:value-type="string">
            <text:p text:style-name="P90">Chave primária da tabela.</text:p>
          </table:table-cell>
          <table:table-cell table:style-name="Tabela18.F4" office:value-type="string">
            <text:p text:style-name="P89">AUTO_INCREMENT</text:p>
          </table:table-cell>
          <table:table-cell table:style-name="Tabela18.A4" office:value-type="string">
            <text:p text:style-name="P35">-</text:p>
          </table:table-cell>
        </table:table-row>
        <table:table-row table:style-name="Tabela18.3">
          <table:table-cell table:style-name="Tabela18.A3" office:value-type="string">
            <text:p text:style-name="P74">dia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NOT NULL</text:p>
          </table:table-cell>
          <table:table-cell table:style-name="Tabela18.A3" office:value-type="string">
            <text:p text:style-name="P90">Representa o dia do agendamento, <text:span text:style-name="T17">podendo ser dia da semana (1 sendo segunda-feira e 7 domingo) ou dia do mês (1 até 31)</text:span></text:p>
          </table:table-cell>
          <table:table-cell table:style-name="Tabela18.F3" office:value-type="string">
            <text:p text:style-name="P26">-</text:p>
          </table:table-cell>
          <table:table-cell table:style-name="Tabela18.A3" office:value-type="string">
            <text:p text:style-name="P43">-</text:p>
          </table:table-cell>
        </table:table-row>
        <table:table-row table:style-name="Tabela18.6">
          <table:table-cell table:style-name="Tabela18.F4" office:value-type="string">
            <text:p text:style-name="P91">semana</text:p>
          </table:table-cell>
          <table:table-cell table:style-name="Tabela18.F4" office:value-type="string">
            <text:p text:style-name="P92">INT</text:p>
          </table:table-cell>
          <table:table-cell table:style-name="Tabela18.F4" office:value-type="string">
            <text:p text:style-name="P92">4</text:p>
          </table:table-cell>
          <table:table-cell table:style-name="Tabela18.F4" office:value-type="string">
            <text:p text:style-name="P28">-</text:p>
          </table:table-cell>
          <table:table-cell table:style-name="Tabela18.F4" office:value-type="string">
            <text:p text:style-name="P93">Indica qual semana do mês a coluna dia se refere, para frequências de “mensal_semana_dia”.</text:p>
          </table:table-cell>
          <table:table-cell table:style-name="Tabela18.F4" office:value-type="string">
            <text:p text:style-name="P28">-</text:p>
          </table:table-cell>
          <table:table-cell table:style-name="Tabela18.A4" office:value-type="string">
            <text:p text:style-name="P28">-</text:p>
          </table:table-cell>
        </table:table-row>
      </table:table>
      <text:p text:style-name="P107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0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1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1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1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75">id_pacote_agend</text:p>
          </table:table-cell>
          <table:table-cell table:style-name="Tabela19.A3" office:value-type="string">
            <text:p text:style-name="P94">INT</text:p>
          </table:table-cell>
          <table:table-cell table:style-name="Tabela19.A3" office:value-type="string">
            <text:p text:style-name="P94">4</text:p>
          </table:table-cell>
          <table:table-cell table:style-name="Tabela19.A3" office:value-type="string">
            <text:p text:style-name="P94">PK, FK, NOT NULL</text:p>
          </table:table-cell>
          <table:table-cell table:style-name="Tabela19.A3" office:value-type="string">
            <text:p text:style-name="P95">Chave estrangeira: pacote_agend(id)</text:p>
          </table:table-cell>
          <table:table-cell table:style-name="Tabela19.F3" office:value-type="string">
            <text:p text:style-name="P36">-</text:p>
          </table:table-cell>
          <table:table-cell table:style-name="Tabela19.A3" office:value-type="string">
            <text:p text:style-name="P27">-</text:p>
          </table:table-cell>
        </table:table-row>
        <table:table-row table:style-name="Tabela19.4">
          <table:table-cell table:style-name="Tabela19.A4" office:value-type="string">
            <text:p text:style-name="P75">id_pet</text:p>
          </table:table-cell>
          <table:table-cell table:style-name="Tabela19.A4" office:value-type="string">
            <text:p text:style-name="P94">INT</text:p>
          </table:table-cell>
          <table:table-cell table:style-name="Tabela19.A4" office:value-type="string">
            <text:p text:style-name="P94">4</text:p>
          </table:table-cell>
          <table:table-cell table:style-name="Tabela19.A4" office:value-type="string">
            <text:p text:style-name="P94">FK, NOT NULL</text:p>
          </table:table-cell>
          <table:table-cell table:style-name="Tabela19.A4" office:value-type="string">
            <text:p text:style-name="P95">Chave estrangeira do pet participante do agendamento: pet(id)</text:p>
          </table:table-cell>
          <table:table-cell table:style-name="Tabela19.F4" office:value-type="string">
            <text:p text:style-name="P44"/>
          </table:table-cell>
          <table:table-cell table:style-name="Tabela19.A4" office:value-type="string">
            <text:p text:style-name="P36"/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ext:soft-page-break/>
        <table:table-row table:style-name="Tabela20.1">
          <table:table-cell table:style-name="Tabela20.A1" table:number-columns-spanned="7" office:value-type="string">
            <text:p text:style-name="P21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1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1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1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69">id</text:p>
          </table:table-cell>
          <table:table-cell table:style-name="Tabela20.A3" office:value-type="string">
            <text:p text:style-name="P76">INT</text:p>
          </table:table-cell>
          <table:table-cell table:style-name="Tabela20.A3" office:value-type="string">
            <text:p text:style-name="P76">4</text:p>
          </table:table-cell>
          <table:table-cell table:style-name="Tabela20.A3" office:value-type="string">
            <text:p text:style-name="P76">PK, NOT NULL</text:p>
          </table:table-cell>
          <table:table-cell table:style-name="Tabela20.A3" office:value-type="string">
            <text:p text:style-name="P77">Chave primária da tabela.</text:p>
          </table:table-cell>
          <table:table-cell table:style-name="Tabela20.F3" office:value-type="string">
            <text:p text:style-name="P76">AUTO_INCREMENT</text:p>
          </table:table-cell>
          <table:table-cell table:style-name="Tabela20.A3" office:value-type="string">
            <text:p text:style-name="P25">-</text:p>
          </table:table-cell>
        </table:table-row>
        <table:table-row table:style-name="Tabela20.3">
          <table:table-cell table:style-name="Tabela20.A4" office:value-type="string">
            <text:p text:style-name="P75">id_servico_realizado</text:p>
          </table:table-cell>
          <table:table-cell table:style-name="Tabela20.A4" office:value-type="string">
            <text:p text:style-name="P98">INT</text:p>
          </table:table-cell>
          <table:table-cell table:style-name="Tabela20.A4" office:value-type="string">
            <text:p text:style-name="P98">4</text:p>
          </table:table-cell>
          <table:table-cell table:style-name="Tabela20.A4" office:value-type="string">
            <text:p text:style-name="P98">FK, NOT NULL</text:p>
          </table:table-cell>
          <table:table-cell table:style-name="Tabela20.A4" office:value-type="string">
            <text:p text:style-name="P99">Identifica em qual serviço realizado o incidente ocorreu: servico_realizado(id)</text:p>
          </table:table-cell>
          <table:table-cell table:style-name="Tabela20.F4" office:value-type="string">
            <text:p text:style-name="P98">-</text:p>
          </table:table-cell>
          <table:table-cell table:style-name="Tabela20.A4" office:value-type="string">
            <text:p text:style-name="P98">-</text:p>
          </table:table-cell>
        </table:table-row>
        <table:table-row table:style-name="Tabela20.3">
          <table:table-cell table:style-name="Tabela20.A3" office:value-type="string">
            <text:p text:style-name="P75">tipo</text:p>
          </table:table-cell>
          <table:table-cell table:style-name="Tabela20.A3" office:value-type="string">
            <text:p text:style-name="P98">ENUM</text:p>
          </table:table-cell>
          <table:table-cell table:style-name="Tabela20.A3" office:value-type="string">
            <text:p text:style-name="P98">-</text:p>
          </table:table-cell>
          <table:table-cell table:style-name="Tabela20.A3" office:value-type="string">
            <text:p text:style-name="P98">NOT NULL</text:p>
          </table:table-cell>
          <table:table-cell table:style-name="Tabela20.A3" office:value-type="string">
            <text:p text:style-name="P109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98">-</text:p>
          </table:table-cell>
          <table:table-cell table:style-name="Tabela20.A3" office:value-type="string">
            <text:p text:style-name="P109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09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75">dt_hr_ocorrido</text:p>
          </table:table-cell>
          <table:table-cell table:style-name="Tabela20.A4" office:value-type="string">
            <text:p text:style-name="P100">DATETIME</text:p>
          </table:table-cell>
          <table:table-cell table:style-name="Tabela20.A4" office:value-type="string">
            <text:p text:style-name="P100">-</text:p>
          </table:table-cell>
          <table:table-cell table:style-name="Tabela20.A4" office:value-type="string">
            <text:p text:style-name="P100">NOT NULL</text:p>
          </table:table-cell>
          <table:table-cell table:style-name="Tabela20.A4" office:value-type="string">
            <text:p text:style-name="P101">Data e hora que o incidente ocorreu.</text:p>
          </table:table-cell>
          <table:table-cell table:style-name="Tabela20.F4" office:value-type="string">
            <text:p text:style-name="P100">-</text:p>
          </table:table-cell>
          <table:table-cell table:style-name="Tabela20.A4" office:value-type="string">
            <text:p text:style-name="P100">-</text:p>
          </table:table-cell>
        </table:table-row>
        <table:table-row table:style-name="Tabela20.3">
          <table:table-cell table:style-name="Tabela20.A3" office:value-type="string">
            <text:p text:style-name="P75">relato</text:p>
          </table:table-cell>
          <table:table-cell table:style-name="Tabela20.A3" office:value-type="string">
            <text:p text:style-name="P100">TEXT</text:p>
          </table:table-cell>
          <table:table-cell table:style-name="Tabela20.A3" office:value-type="string">
            <text:p text:style-name="P100">-</text:p>
          </table:table-cell>
          <table:table-cell table:style-name="Tabela20.A3" office:value-type="string">
            <text:p text:style-name="P100">NOT NULL</text:p>
          </table:table-cell>
          <table:table-cell table:style-name="Tabela20.A3" office:value-type="string">
            <text:p text:style-name="P101">Relato do incidente.</text:p>
          </table:table-cell>
          <table:table-cell table:style-name="Tabela20.F3" office:value-type="string">
            <text:p text:style-name="P100">-</text:p>
          </table:table-cell>
          <table:table-cell table:style-name="Tabela20.A3" office:value-type="string">
            <text:p text:style-name="P100">-</text:p>
          </table:table-cell>
        </table:table-row>
        <table:table-row table:style-name="Tabela20.3">
          <table:table-cell table:style-name="Tabela20.A8" office:value-type="string">
            <text:p text:style-name="P75">medida_tomada</text:p>
          </table:table-cell>
          <table:table-cell table:style-name="Tabela20.A8" office:value-type="string">
            <text:p text:style-name="P100">TEXT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1">Medidas tomadas pelo funcionário.</text:p>
          </table:table-cell>
          <table:table-cell table:style-name="Tabela20.F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3-29T13:05:07.654784178</dc:date>
    <meta:editing-duration>PT4H15M30S</meta:editing-duration>
    <meta:editing-cycles>33</meta:editing-cycles>
    <meta:document-statistic meta:table-count="21" meta:image-count="0" meta:object-count="0" meta:page-count="12" meta:paragraph-count="791" meta:word-count="1658" meta:character-count="9729" meta:non-whitespace-character-count="8860"/>
  </office:meta>
</office:document-meta>
</file>